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8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OMRINGER ANTAS ERNEST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81273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77350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OMRINGER ANTAS ERNEST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481273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277350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1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481273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2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2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8/08/2021</text:p>
          </table:table-cell>
          <table:table-cell table:style-name="Tabla2.A3" office:value-type="string">
            <text:p text:style-name="P22">457213</text:p>
          </table:table-cell>
          <table:table-cell table:style-name="Tabla2.D3" office:value-type="string">
            <text:p text:style-name="P23">12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8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8T18:15:4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